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nalog</text:p>
          </table:table-cell>
          <table:table-cell office:value-type="string" table:style-name="ce1">
            <text:p>pH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43" table:style-name="ce1">
            <text:p>543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10" table:style-name="ce1">
            <text:p>810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023" table:style-name="ce1">
            <text:p>1023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float" office:value="1.1235955056179775E-2" table:formula="of:=(([.C5]-[.C4])/([.B5]-[.B4]))" table:style-name="ce1">
            <text:p>0.01123595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B</text:p>
          </table:table-cell>
          <table:table-cell office:value-type="float" office:value="-2.1011235955056176" table:formula="of:=[.C4]-[.C9]*[.B4]" table:style-name="ce1">
            <text:p>-2.101123596</text:p>
          </table:table-cell>
          <table:table-cell table:number-columns-repeated="1638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">
            <draw:frame draw:z-index="1" draw:id="id0" draw:style-name="a0" draw:name="Chart 2" svg:x="0.89583in" svg:y="0.11806in" svg:width="5.08333in" svg:height="2.9513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Followed_32_Hyperlink" style:display-name="Followed Hyperlink" style:family="table-cell" style:data-style-name="N0">
      <style:text-properties fo:color="#954F72" style:text-underline-style="solid" style:text-underline-type="single"/>
    </style:style>
    <style:style style:name="Followed_32_Hyperlink_1" style:display-name="Followed Hyperlink" style:family="table-cell" style:data-style-name="N0">
      <style:text-properties fo:color="#954F72" style:text-underline-style="solid" style:text-underline-type="single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Hyperlink_1" style:display-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12</meta:generator>
    <meta:initial-creator>Microsoft Office User</meta:initial-creator>
    <dc:creator>X</dc:creator>
    <meta:creation-date>2018-04-03T18:19:08Z</meta:creation-date>
    <dc:date>2018-04-04T00:02:4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2.5pt" svg:width="366.0pt" chart:style-name="Crt0">
        <chart:title chart:style-name="CT00">
          <text:p text:style-name="a0" text:class-names="" text:cond-style-name="">pH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heet1.$C$3" chart:values-cell-range-address="Sheet1.$C$4:.$C$6" chart:class="chart:scatter" chart:attached-axis="primary-y" chart:style-name="G0S0">
            <chart:domain table:cell-range-address="Sheet1.$B$4:.$B$6"/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